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3.9425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3.925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Calibri1" style:font-name-asian="WenQuanYi Micro Hei" style:font-name-complex="Calibri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1" style:font-name-asian="WenQuanYi Micro Hei" style:font-name-complex="Calibri1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fo:color="#0000ff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1">
          <table:table-cell office:value-type="string">
            <text:p>Test</text:p>
          </table:table-cell>
          <table:table-cell table:number-columns-repeated="2"/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/>
          <table:table-cell office:value-type="string">
            <text:p>http://www.cs.rit.edu/~robotlab/SWLounge</text:p>
          </table:table-cell>
          <table:table-cell table:number-columns-repeated="1017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-((4096/2)-[.B3])*0.0328" office:value-type="float" office:value="-48.3472">
            <text:p>-48.3472</text:p>
          </table:table-cell>
          <table:table-cell table:formula="of:=((1440/2)-[.C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-((4096/2)-[.B4])*0.0328" office:value-type="float" office:value="-44.444">
            <text:p>-44.444</text:p>
          </table:table-cell>
          <table:table-cell table:formula="of:=((1440/2)-[.C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-((4096/2)-[.B5])*0.0328" office:value-type="float" office:value="-42.7056">
            <text:p>-42.7056</text:p>
          </table:table-cell>
          <table:table-cell table:formula="of:=((1440/2)-[.C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-((4096/2)-[.B6])*0.0328" office:value-type="float" office:value="-39.9832">
            <text:p>-39.9832</text:p>
          </table:table-cell>
          <table:table-cell table:formula="of:=((1440/2)-[.C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style-name="ce4" office:value-type="string">
            <text:p><text:span text:style-name="T1"><text:a xlink:href="http://www.cs.rit.edu/~tmh">http://www.cs.rit.edu/~tmh</text:a></text:span></text:p>
          </table:table-cell>
          <table:table-cell table:number-columns-repeated="1016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-((4096/2)-[.B7])*0.0328" office:value-type="float" office:value="-37.2608">
            <text:p>-37.2608</text:p>
          </table:table-cell>
          <table:table-cell table:formula="of:=((1440/2)-[.C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office:value-type="string">
            <text:p><text:a xlink:href="http://www.cs.rit.edu/~jsb">http://www.cs.rit.edu/~jsb</text:a></text:p>
          </table:table-cell>
          <table:table-cell table:number-columns-repeated="1016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-((4096/2)-[.B8])*0.0328" office:value-type="float" office:value="-34.44">
            <text:p>-34.44</text:p>
          </table:table-cell>
          <table:table-cell table:formula="of:=((1440/2)-[.C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office:value-type="string">
            <text:p><text:a xlink:href="http://www.cs.rit.edu/~spr">http://www.cs.rit.edu/~spr</text:a></text:p>
          </table:table-cell>
          <table:table-cell table:number-columns-repeated="1016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-((4096/2)-[.B9])*0.0328" office:value-type="float" office:value="-31.7176">
            <text:p>-31.7176</text:p>
          </table:table-cell>
          <table:table-cell table:formula="of:=((1440/2)-[.C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office:value-type="string">
            <text:p><text:a xlink:href="http://www.cs.rit.edu/~xl">http://www.cs.rit.edu/~xl</text:a></text:p>
          </table:table-cell>
          <table:table-cell table:number-columns-repeated="1016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-((4096/2)-[.B10])*0.0328" office:value-type="float" office:value="-28.9296">
            <text:p>-28.9296</text:p>
          </table:table-cell>
          <table:table-cell table:formula="of:=((1440/2)-[.C1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office:value-type="string">
            <text:p><text:a xlink:href="http://www.cs.rit.edu/~zjb">http://www.cs.rit.edu/~zjb</text:a></text:p>
          </table:table-cell>
          <table:table-cell table:number-columns-repeated="1016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-((4096/2)-[.B11])*0.0328" office:value-type="float" office:value="-26.1744">
            <text:p>-26.1744</text:p>
          </table:table-cell>
          <table:table-cell table:formula="of:=((1440/2)-[.C11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-((4096/2)-[.B12])*0.0328" office:value-type="float" office:value="-23.288">
            <text:p>-23.288</text:p>
          </table:table-cell>
          <table:table-cell table:formula="of:=((1440/2)-[.C12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office:value-type="string">
            <text:p><text:a xlink:href="http://www.cs.rit.edu/~ib">http://www.cs.rit.edu/~ib</text:a></text:p>
          </table:table-cell>
          <table:table-cell table:number-columns-repeated="1016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-((4096/2)-[.B13])*0.0328" office:value-type="float" office:value="-20.5984">
            <text:p>-20.5984</text:p>
          </table:table-cell>
          <table:table-cell table:formula="of:=((1440/2)-[.C1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office:value-type="string">
            <text:p><text:a xlink:href="http://www.cs.rit.edu/~sps">http://www.cs.rit.edu/~sps</text:a></text:p>
          </table:table-cell>
          <table:table-cell table:number-columns-repeated="1016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-((4096/2)-[.B14])*0.0328" office:value-type="float" office:value="-17.8432">
            <text:p>-17.8432</text:p>
          </table:table-cell>
          <table:table-cell table:formula="of:=((1440/2)-[.C1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office:value-type="string">
            <text:p><text:a xlink:href="http://www.cs.rit.edu/~ark">http://www.cs.rit.edu/~ark</text:a></text:p>
          </table:table-cell>
          <table:table-cell table:number-columns-repeated="1016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-((4096/2)-[.B15])*0.0328" office:value-type="float" office:value="-15.1536">
            <text:p>-15.1536</text:p>
          </table:table-cell>
          <table:table-cell table:formula="of:=((1440/2)-[.C1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-((4096/2)-[.B16])*0.0328" office:value-type="float" office:value="-13.1528">
            <text:p>-13.1528</text:p>
          </table:table-cell>
          <table:table-cell table:formula="of:=((1440/2)-[.C1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office:value-type="string">
            <text:p><text:a xlink:href="http://www.cs.rit.edu/~eh">http://www.cs.rit.edu/~eh</text:a></text:p>
          </table:table-cell>
          <table:table-cell table:number-columns-repeated="1016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1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table:number-columns-repeated="1017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office:value-type="string">
            <text:p><text:a xlink:href="http://www.cs.rit.edu/~rkr">http://www.cs.rit.edu/~rkr</text:a></text:p>
          </table:table-cell>
          <table:table-cell table:number-columns-repeated="1016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2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-((4096/2)-[.B24])*0.0328" office:value-type="float" office:value="-39.9504">
            <text:p>-39.9504</text:p>
          </table:table-cell>
          <table:table-cell table:formula="of:=((1440/2)-[.C2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-((4096/2)-[.B25])*0.0328" office:value-type="float" office:value="-37.1952">
            <text:p>-37.1952</text:p>
          </table:table-cell>
          <table:table-cell table:formula="of:=((1440/2)-[.C2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-((4096/2)-[.B26])*0.0328" office:value-type="float" office:value="-34.4072">
            <text:p>-34.4072</text:p>
          </table:table-cell>
          <table:table-cell table:formula="of:=((1440/2)-[.C2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office:value-type="string">
            <text:p><text:a xlink:href="http://www.cs.rit.edu/~mr">http://www.cs.rit.edu/~mr</text:a></text:p>
          </table:table-cell>
          <table:table-cell table:number-columns-repeated="1016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-((4096/2)-[.B27])*0.0328" office:value-type="float" office:value="-31.6848">
            <text:p>-31.6848</text:p>
          </table:table-cell>
          <table:table-cell table:formula="of:=((1440/2)-[.C2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office:value-type="string">
            <text:p><text:a xlink:href="http://www.cs.rit.edu/~mtf">http://www.cs.rit.edu/~mtf</text:a></text:p>
          </table:table-cell>
          <table:table-cell table:number-columns-repeated="1016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-((4096/2)-[.B28])*0.0328" office:value-type="float" office:value="-28.9624">
            <text:p>-28.9624</text:p>
          </table:table-cell>
          <table:table-cell table:formula="of:=((1440/2)-[.C2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office:value-type="string">
            <text:p><text:a xlink:href="http://www.cs.rit.edu/~rlaz">http://www.cs.rit.edu/~rlaz</text:a></text:p>
          </table:table-cell>
          <table:table-cell table:number-columns-repeated="1016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-((4096/2)-[.B29])*0.0328" office:value-type="float" office:value="-26.1088">
            <text:p>-26.1088</text:p>
          </table:table-cell>
          <table:table-cell table:formula="of:=((1440/2)-[.C2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office:value-type="string">
            <text:p><text:a xlink:href="http://www.cs.rit.edu/~jmk">http://www.cs.rit.edu/~jmk</text:a></text:p>
          </table:table-cell>
          <table:table-cell table:number-columns-repeated="1016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-((4096/2)-[.B30])*0.0328" office:value-type="float" office:value="-23.3864">
            <text:p>-23.3864</text:p>
          </table:table-cell>
          <table:table-cell table:formula="of:=((1440/2)-[.C3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office:value-type="string">
            <text:p><text:a xlink:href="http://www.cs.rit.edu/~rwd">http://www.cs.rit.edu/~rwd</text:a></text:p>
          </table:table-cell>
          <table:table-cell table:number-columns-repeated="1016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-((4096/2)-[.B31])*0.0328" office:value-type="float" office:value="-20.6312">
            <text:p>-20.6312</text:p>
          </table:table-cell>
          <table:table-cell table:formula="of:=((1440/2)-[.C31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office:value-type="string">
            <text:p><text:a xlink:href="http://www.cs.rit.edu/~fxk">http://www.cs.rit.edu/~fxk</text:a></text:p>
          </table:table-cell>
          <table:table-cell table:number-columns-repeated="1016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-((4096/2)-[.B32])*0.0328" office:value-type="float" office:value="-17.8432">
            <text:p>-17.8432</text:p>
          </table:table-cell>
          <table:table-cell table:formula="of:=((1440/2)-[.C32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office:value-type="string">
            <text:p><text:a xlink:href="http://www.cs.rit.edu/~bks">http://www.cs.rit.edu/~bks</text:a></text:p>
          </table:table-cell>
          <table:table-cell table:number-columns-repeated="1016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-((4096/2)-[.B33])*0.0328" office:value-type="float" office:value="-15.1208">
            <text:p>-15.1208</text:p>
          </table:table-cell>
          <table:table-cell table:formula="of:=((1440/2)-[.C3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office:value-type="string">
            <text:p><text:a xlink:href="http://www.cs.rit.edu/~jmg">http://www.cs.rit.edu/~jmg</text:a></text:p>
          </table:table-cell>
          <table:table-cell table:number-columns-repeated="1016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-((4096/2)-[.B34])*0.0328" office:value-type="float" office:value="-12.3656">
            <text:p>-12.3656</text:p>
          </table:table-cell>
          <table:table-cell table:formula="of:=((1440/2)-[.C3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office:value-type="string">
            <text:p><text:a xlink:href="http://www.cs.rit.edu/~atd">http://www.cs.rit.edu/~atd</text:a></text:p>
          </table:table-cell>
          <table:table-cell table:number-columns-repeated="1016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-((4096/2)-[.B35])*0.0328" office:value-type="float" office:value="-9.5776">
            <text:p>-9.5776</text:p>
          </table:table-cell>
          <table:table-cell table:formula="of:=((1440/2)-[.C3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office:value-type="string">
            <text:p><text:a xlink:href="http://www.cs.rit.edu/~lr">http://www.cs.rit.edu/~lr</text:a></text:p>
          </table:table-cell>
          <table:table-cell table:number-columns-repeated="1016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-((4096/2)-[.B36])*0.0328" office:value-type="float" office:value="-6.7568">
            <text:p>-6.7568</text:p>
          </table:table-cell>
          <table:table-cell table:formula="of:=((1440/2)-[.C3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office:value-type="string">
            <text:p><text:a xlink:href="http://www.cs.rit.edu/~cmh">http://www.cs.rit.edu/~cmh</text:a></text:p>
          </table:table-cell>
          <table:table-cell table:number-columns-repeated="1016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-((4096/2)-[.B37])*0.0328" office:value-type="float" office:value="-4.0344">
            <text:p>-4.0344</text:p>
          </table:table-cell>
          <table:table-cell table:formula="of:=((1440/2)-[.C3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office:value-type="string">
            <text:p><text:a xlink:href="http://www.cs.rit.edu/~rjb">http://www.cs.rit.edu/~rjb</text:a></text:p>
          </table:table-cell>
          <table:table-cell table:number-columns-repeated="1016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-((4096/2)-[.B38])*0.0328" office:value-type="float" office:value="-1.2136">
            <text:p>-1.2136</text:p>
          </table:table-cell>
          <table:table-cell table:formula="of:=((1440/2)-[.C3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office:value-type="string">
            <text:p><text:a xlink:href="http://www.cs.rit.edu/~jeh">http://www.cs.rit.edu/~jeh</text:a></text:p>
          </table:table-cell>
          <table:table-cell table:number-columns-repeated="1016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-((4096/2)-[.B39])*0.0328" office:value-type="float" office:value="1.5416">
            <text:p>1.5416</text:p>
          </table:table-cell>
          <table:table-cell table:formula="of:=((1440/2)-[.C3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office:value-type="string">
            <text:p><text:a xlink:href="http://www.cs.rit.edu/~paw">http://www.cs.rit.edu/~paw</text:a></text:p>
          </table:table-cell>
          <table:table-cell table:number-columns-repeated="1016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-((4096/2)-[.B40])*0.0328" office:value-type="float" office:value="3.9032">
            <text:p>3.9032</text:p>
          </table:table-cell>
          <table:table-cell table:formula="of:=((1440/2)-[.C4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office:value-type="string">
            <text:p><text:a xlink:href="http://www.cs.rit.edu/~anh">http://www.cs.rit.edu/~anh</text:a></text:p>
          </table:table-cell>
          <table:table-cell table:number-columns-repeated="1016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-((4096/2)-[.B41])*0.0328" office:value-type="float" office:value="19.6472">
            <text:p>19.6472</text:p>
          </table:table-cell>
          <table:table-cell table:formula="of:=((1440/2)-[.C41])*0.0328" office:value-type="float" office:value="12.8904">
            <text:p>12.8904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office:value-type="string">
            <text:p><text:a xlink:href="http://www.cs.rit.edu/~robotlab">http://www.cs.rit.edu/~robotlab</text:a>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-((4096/2)-[.B42])*0.0328" office:value-type="float" office:value="-67.1744">
            <text:p>-67.1744</text:p>
          </table:table-cell>
          <table:table-cell table:formula="of:=((1440/2)-[.C42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HonorsLab">http://www.cs.rit.edu/~robotlab/HonorsLab</text:a></text:p>
          </table:table-cell>
          <table:table-cell office:value-type="string">
            <text:p><text:a xlink:href="http://honors.rit.edu/">http://honors.rit.edu</text:a></text:p>
          </table:table-cell>
          <table:table-cell table:number-columns-repeated="1016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-((4096/2)-[.B43])*0.0328" office:value-type="float" office:value="-22.3368">
            <text:p>-22.3368</text:p>
          </table:table-cell>
          <table:table-cell table:formula="of:=((1440/2)-[.C43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1">http://www.cs.rit.edu/~robotlab/ICL1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-((4096/2)-[.B44])*0.0328" office:value-type="float" office:value="-11.2176">
            <text:p>-11.2176</text:p>
          </table:table-cell>
          <table:table-cell table:formula="of:=((1440/2)-[.C44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-((4096/2)-[.B45])*0.0328" office:value-type="float" office:value="-38.6384">
            <text:p>-38.6384</text:p>
          </table:table-cell>
          <table:table-cell table:formula="of:=((1440/2)-[.C45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3">http://www.cs.rit.edu/~robotlab/ICL3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style-name="ce1" table:formula="of:=-((4096/2)-[.B46])*0.0328" office:value-type="float" office:value="-27.5848">
            <text:p>-27.5848</text:p>
          </table:table-cell>
          <table:table-cell table:style-name="ce1" table:formula="of:=((1440/2)-[.C46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-((4096/2)-[.B47])*0.0328" office:value-type="float" office:value="-22.304">
            <text:p>-22.304</text:p>
          </table:table-cell>
          <table:table-cell table:formula="of:=((1440/2)-[.C47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-((4096/2)-[.B48])*0.0328" office:value-type="float" office:value="-8.2328">
            <text:p>-8.2328</text:p>
          </table:table-cell>
          <table:table-cell table:formula="of:=((1440/2)-[.C48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-((4096/2)-[.B49])*0.0328" office:value-type="float" office:value="1.5744">
            <text:p>1.5744</text:p>
          </table:table-cell>
          <table:table-cell table:formula="of:=((1440/2)-[.C49])*0.0328" office:value-type="float" office:value="12.8248">
            <text:p>12.82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office:value-type="string">
            <text:p><text:a xlink:href="http://www.cs.rit.edu/~dprl">http://www.cs.rit.edu/~dprl</text:a>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-((4096/2)-[.B50])*0.0328" office:value-type="float" office:value="-2.4272">
            <text:p>-2.4272</text:p>
          </table:table-cell>
          <table:table-cell table:formula="of:=((1440/2)-[.C50])*0.0328" office:value-type="float" office:value="-7.6096">
            <text:p>-7.60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-((4096/2)-[.B51])*0.0328" office:value-type="float" office:value="0.0656">
            <text:p>0.0656</text:p>
          </table:table-cell>
          <table:table-cell table:formula="of:=((1440/2)-[.C51])*0.0328" office:value-type="float" office:value="-7.6424">
            <text:p>-7.642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office:value-type="string">
            <text:p><text:a xlink:href="http://www.cs.rit.edu/~graphics">http://www.cs.rit.edu/~graphics</text:a>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-((4096/2)-[.B52])*0.0328" office:value-type="float" office:value="-31.6848">
            <text:p>-31.6848</text:p>
          </table:table-cell>
          <table:table-cell table:formula="of:=((1440/2)-[.C52])*0.0328" office:value-type="float" office:value="12.1688">
            <text:p>12.1688</text:p>
          </table:table-cell>
          <table:table-cell/>
          <table:table-cell table:style-name="ce4" office:value-type="string">
            <text:p><text:span text:style-name="T1"><text:a xlink:href="http://www.cs.rit.edu/~robotlab/CompStudiesLab">http://www.cs.rit.edu/~robotlab/CompStudiesLab</text:a></text:span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-((4096/2)-[.B53])*0.0328" office:value-type="float" office:value="-67.1744">
            <text:p>-67.1744</text:p>
          </table:table-cell>
          <table:table-cell table:formula="of:=((1440/2)-[.C53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StudentCenter">http://www.cs.rit.edu/~robotlab/StudentCenter</text:a></text:p>
          </table:table-cell>
          <table:table-cell office:value-type="string">
            <text:p>http://csc.cs.rit.edu/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-((4096/2)-[.B54])*0.0328" office:value-type="float" office:value="-67.1744">
            <text:p>-67.1744</text:p>
          </table:table-cell>
          <table:table-cell table:formula="of:=((1440/2)-[.C54])*0.0328" office:value-type="float" office:value="23.616">
            <text:p>23.61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dCenter">http://www.cs.rit.edu/~robotlab/GradCenter</text:a></text:p>
          </table:table-cell>
          <table:table-cell office:value-type="string">
            <text:p>https://www.cs.rit.edu/programs/grad/description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table:formula="of:=-((4096/2)-[.B55])*0.0328" office:value-type="float" office:value="39.9832">
            <text:p>39.9832</text:p>
          </table:table-cell>
          <table:table-cell table:formula="of:=((1440/2)-[.C55])*0.0328" office:value-type="float" office:value="-8.3312">
            <text:p>-8.331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CSOffice">http://www.cs.rit.edu/~robotlab/CSOffice</text:a></text:p>
          </table:table-cell>
          <table:table-cell office:value-type="string">
            <text:p><text:a xlink:href="http://www/">http://www</text:a>.cs.rit.edu/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table:formula="of:=-((4096/2)-[.B56])*0.0328" office:value-type="float" office:value="39.9832">
            <text:p>39.9832</text:p>
          </table:table-cell>
          <table:table-cell table:formula="of:=((1440/2)-[.C56])*0.0328" office:value-type="float" office:value="0.8856">
            <text:p>0.8856</text:p>
          </table:table-cell>
          <table:table-cell office:value-type="string">
            <text:p>W</text:p>
          </table:table-cell>
          <table:table-cell table:style-name="ce5" office:value-type="string">
            <text:p><text:span text:style-name="T2"><text:a xlink:href="http://www.cs.rit.edu/~robotlab/Class3000">http://www.cs.rit.edu/~robotlab/Class300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-((4096/2)-[.B57])*0.0328" office:value-type="float" office:value="-4.8216">
            <text:p>-4.8216</text:p>
          </table:table-cell>
          <table:table-cell table:formula="of:=((1440/2)-[.C57])*0.0328" office:value-type="float" office:value="12.956">
            <text:p>12.956</text:p>
          </table:table-cell>
          <table:table-cell/>
          <table:table-cell table:style-name="ce5" office:value-type="string">
            <text:p><text:span text:style-name="T2"><text:a xlink:href="http://www.cs.rit.edu/~robotlab/Class3510">http://www.cs.rit.edu/~robotlab/Class351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-((4096/2)-[.B58])*0.0328" office:value-type="float" office:value="-40.2784">
            <text:p>-40.2784</text:p>
          </table:table-cell>
          <table:table-cell table:formula="of:=((1440/2)-[.C58])*0.0328" office:value-type="float" office:value="12.8904">
            <text:p>12.890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560">http://www.cs.rit.edu/~robotlab/Class356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-((4096/2)-[.B59])*0.0328" office:value-type="float" office:value="-54.284">
            <text:p>-54.284</text:p>
          </table:table-cell>
          <table:table-cell table:formula="of:=((1440/2)-[.C59])*0.0328" office:value-type="float" office:value="-6.888">
            <text:p>-6.88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2"><text:a xlink:href="http://www.cs.rit.edu/~robotlab/Class3690">http://www.cs.rit.edu/~robotlab/Class369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-((4096/2)-[.B60])*0.0328" office:value-type="float" office:value="1.3448">
            <text:p>1.3448</text:p>
          </table:table-cell>
          <table:table-cell table:formula="of:=((1440/2)-[.C60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55">http://www.cs.rit.edu/~robotlab/Class345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-((4096/2)-[.B61])*0.0328" office:value-type="float" office:value="9.676">
            <text:p>9.676</text:p>
          </table:table-cell>
          <table:table-cell table:formula="of:=((1440/2)-[.C61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45">http://www.cs.rit.edu/~robotlab/Class344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-((4096/2)-[.B62])*0.0328" office:value-type="float" office:value="17.9416">
            <text:p>17.9416</text:p>
          </table:table-cell>
          <table:table-cell table:formula="of:=((1440/2)-[.C62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S">http://www.cs.rit.edu/~robotlab/Class3435S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-((4096/2)-[.B63])*0.0328" office:value-type="float" office:value="26.4696">
            <text:p>26.4696</text:p>
          </table:table-cell>
          <table:table-cell table:formula="of:=((1440/2)-[.C63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N">http://www.cs.rit.edu/~robotlab/Class3435N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style-name="ce1" table:formula="of:=-((4096/2)-[.B64])*0.0328" office:value-type="float" office:value="25.7808">
            <text:p>25.7808</text:p>
          </table:table-cell>
          <table:table-cell table:style-name="ce1" table:formula="of:=((1440/2)-[.C64])*0.0328" office:value-type="float" office:value="3.1816">
            <text:p>3.1816</text:p>
          </table:table-cell>
          <table:table-cell table:style-name="ce3" office:value-type="string">
            <text:p>E</text:p>
          </table:table-cell>
          <table:table-cell office:value-type="string">
            <text:p><text:a xlink:href="http://www.cs.rit.edu/~robotlab/ComputerVisionLab">http://www.cs.rit.edu/~robotlab/ComputerVisionLab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table:style-name="ce1" table:formula="of:=-((4096/2)-[.B65])*0.0328" office:value-type="float" office:value="-47.4616">
            <text:p>-47.4616</text:p>
          </table:table-cell>
          <table:table-cell table:style-name="ce1" table:formula="of:=((1440/2)-[.C65])*0.0328" office:value-type="float" office:value="-0.5904">
            <text:p>-0.59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4">http://www.cs.rit.edu/~robotlab/BreakOutRoom4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table:style-name="ce1" table:formula="of:=-((4096/2)-[.B66])*0.0328" office:value-type="float" office:value="-47.4288">
            <text:p>-47.4288</text:p>
          </table:table-cell>
          <table:table-cell table:style-name="ce1" table:formula="of:=((1440/2)-[.C66])*0.0328" office:value-type="float" office:value="3.3784">
            <text:p>3.378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table:style-name="ce1" table:formula="of:=-((4096/2)-[.B67])*0.0328" office:value-type="float" office:value="-47.4288">
            <text:p>-47.4288</text:p>
          </table:table-cell>
          <table:table-cell table:style-name="ce1" table:formula="of:=((1440/2)-[.C67])*0.0328" office:value-type="float" office:value="7.3472">
            <text:p>7.347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table:style-name="ce1" table:formula="of:=-((4096/2)-[.B68])*0.0328" office:value-type="float" office:value="6.0352">
            <text:p>6.0352</text:p>
          </table:table-cell>
          <table:table-cell table:style-name="ce1" table:formula="of:=((1440/2)-[.C68])*0.0328" office:value-type="float" office:value="2.2304">
            <text:p>2.23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1">http://www.cs.rit.edu/~robotlab/Room3441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table:style-name="ce1" table:formula="of:=-((4096/2)-[.B69])*0.0328" office:value-type="float" office:value="7.872">
            <text:p>7.872</text:p>
          </table:table-cell>
          <table:table-cell table:style-name="ce1" table:formula="of:=((1440/2)-[.C69])*0.0328" office:value-type="float" office:value="-0.1312">
            <text:p>-0.1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0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table:style-name="ce1" table:formula="of:=-((4096/2)-[.B70])*0.0328" office:value-type="float" office:value="15.2192">
            <text:p>15.2192</text:p>
          </table:table-cell>
          <table:table-cell table:style-name="ce1" table:formula="of:=((1440/2)-[.C70])*0.0328" office:value-type="float" office:value="13.12">
            <text:p>13.1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>http://www.cs.rit.edu/~robotlab/Room3430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table:style-name="ce1" table:formula="of:=-((4096/2)-[.B71])*0.0328" office:value-type="float" office:value="-49.5608">
            <text:p>-49.5608</text:p>
          </table:table-cell>
          <table:table-cell table:style-name="ce1" table:formula="of:=((1440/2)-[.C71])*0.0328" office:value-type="float" office:value="-1.312">
            <text:p>-1.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style-name="ce1" table:formula="of:=-((4096/2)-[.B72])*0.0328" office:value-type="float" office:value="-49.5608">
            <text:p>-49.5608</text:p>
          </table:table-cell>
          <table:table-cell table:style-name="ce1" table:formula="of:=((1440/2)-[.C72])*0.0328" office:value-type="float" office:value="2.8208">
            <text:p>2.820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>http://www.cs.rit.edu/~robotlab/Room3688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table:style-name="ce1" table:formula="of:=-((4096/2)-[.B73])*0.0328" office:value-type="float" office:value="35.9816">
            <text:p>35.9816</text:p>
          </table:table-cell>
          <table:table-cell table:style-name="ce1" table:formula="of:=((1440/2)-[.C73])*0.0328" office:value-type="float" office:value="15.9736">
            <text:p>15.973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table:style-name="ce1" table:formula="of:=-((4096/2)-[.B74])*0.0328" office:value-type="float" office:value="17.3184">
            <text:p>17.3184</text:p>
          </table:table-cell>
          <table:table-cell table:style-name="ce1" table:formula="of:=((1440/2)-[.C74])*0.0328" office:value-type="float" office:value="-7.544">
            <text:p>-7.54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table:style-name="ce1" table:formula="of:=-((4096/2)-[.B75])*0.0328" office:value-type="float" office:value="20.5328">
            <text:p>20.5328</text:p>
          </table:table-cell>
          <table:table-cell table:style-name="ce1" table:formula="of:=((1440/2)-[.C75])*0.0328" office:value-type="float" office:value="-7.544">
            <text:p>-7.54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0" number:min-integer-digits="1" number:grouping="true"/>
      <number:text> </number:text>
    </number:number-style>
    <number:number-style style:name="N5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1P0"/>
    </number:number-style>
    <number:number-style style:name="N5152P0" style:volatile="true" number:language="en" number:country="US">
      <number:number number:decimal-places="2" number:min-integer-digits="1" number:grouping="true"/>
      <number:text> </number:text>
    </number:number-style>
    <number:number-style style:name="N5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2P0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3937in" fo:margin-bottom="1.3937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09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Butler</meta:initial-creator>
    <meta:creation-date>2012-06-20T18:56:21</meta:creation-date>
    <dc:date>2013-02-25T09:01:13.60</dc:date>
    <meta:generator>OpenOffice.org/3.4.1$Win32 OpenOffice.org_project/341m1$Build-9593</meta:generator>
    <meta:editing-duration>PT13H17M43S</meta:editing-duration>
    <meta:editing-cycles>30</meta:editing-cycles>
    <meta:document-statistic meta:table-count="1" meta:cell-count="615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